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MUniOp.XSCMUniOp( int type , CMNode child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CMUniOp.isNu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CMUniOp.calcFirstPos( CMStateSet to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UniOp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UniOp.calcLastPos( CMStateSet to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